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officeooo:rsid="001d0264" officeooo:paragraph-rsid="000132e3"/>
    </style:style>
    <style:style style:name="P2" style:family="paragraph" style:parent-style-name="Text_20_body_20__28_user_29_">
      <style:text-properties officeooo:rsid="0033647b" officeooo:paragraph-rsid="00369be5"/>
    </style:style>
    <style:style style:name="T1" style:family="text">
      <style:text-properties officeooo:rsid="0033647b"/>
    </style:style>
    <style:style style:name="T2" style:family="text">
      <style:text-properties fo:language="el" fo:country="G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Ερώτηση <text:span text:style-name="T1">4</text:span>η</text:h>
      <text:p text:style-name="P2"><text:span text:style-name="T2">Από αυτό το ερώτημα δεν έχουν υλοποιηθεί τα προβλήματα παρά μόνο η εξαγωγή των χρήσιμων δεδομένων. Ποιο συγκεκριμένα οι επιχειρήσεις από το Τορόντο, αυτές που βρίσκονται σε γειτονιές με τουλάχιστον 300 επιχειρήσει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0:30:40.359878858</meta:creation-date>
    <dc:date>2017-12-19T16:53:19.402917455</dc:date>
    <meta:editing-duration>PT6H44M42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34" meta:character-count="225" meta:non-whitespace-character-count="193"/>
  </office:meta>
</office:document-meta>
</file>